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164600001011EDA8B1EC70EF6194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8cm" svg:stroke-color="#ffffff" draw:marker-start-width="0.44cm" draw:marker-end-width="0.44cm" draw:fill="none" draw:fill-color="#eeeeee" draw:textarea-vertical-align="middle" fo:min-height="1.345cm" fo:padding-top="0.165cm" fo:padding-bottom="0.165cm" fo:padding-left="0.29cm" fo:padding-right="0.29cm"/>
    </style:style>
    <style:style style:name="gr3" style:family="graphic" style:parent-style-name="standard">
      <style:graphic-properties draw:stroke="dash" draw:stroke-dash="Fine_20_Dashed" svg:stroke-width="0.08cm" svg:stroke-color="#999999" draw:marker-start-width="0.44cm" draw:marker-end-width="0.44cm" draw:fill="none" draw:textarea-horizontal-align="justify" draw:textarea-vertical-align="middle" draw:auto-grow-height="false" fo:min-height="6.588cm" fo:min-width="5.95cm" fo:padding-top="0.165cm" fo:padding-bottom="0.165cm" fo:padding-left="0.29cm" fo:padding-right="0.29cm"/>
    </style:style>
    <style:style style:name="gr4" style:family="graphic" style:parent-style-name="standard">
      <style:graphic-properties draw:stroke="dash" draw:stroke-dash="Fine_20_Dashed" svg:stroke-width="0.1cm" svg:stroke-color="#999999" draw:marker-start-width="0.5cm" draw:marker-end-width="0.5cm" draw:fill="none" draw:textarea-horizontal-align="justify" draw:textarea-vertical-align="middle" draw:auto-grow-height="false" fo:min-height="6.683cm" fo:min-width="5.337cm" fo:padding-top="0.175cm" fo:padding-bottom="0.175cm" fo:padding-left="0.3cm" fo:padding-right="0.3cm"/>
    </style:style>
    <style:style style:name="gr5" style:family="graphic" style:parent-style-name="standard">
      <style:graphic-properties draw:stroke="dash" draw:stroke-dash="Fine_20_Dashed" svg:stroke-width="0.1cm" svg:stroke-color="#999999" draw:marker-start-width="0.5cm" draw:marker-end-width="0.5cm" draw:fill="none" draw:textarea-horizontal-align="justify" draw:textarea-vertical-align="middle" draw:auto-grow-height="false" fo:min-height="7.556cm" fo:min-width="5.139cm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" svg:stroke-width="0.08cm" svg:stroke-color="#ff420e" draw:marker-start-width="0.44cm" draw:marker-end-width="0.44cm" draw:fill="none" draw:textarea-horizontal-align="justify" draw:textarea-vertical-align="middle" draw:auto-grow-height="false" fo:min-height="6.588cm" fo:min-width="8.126cm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8cm" svg:stroke-color="#ff420e" draw:marker-start-width="0.44cm" draw:marker-end-width="0.44cm" draw:fill="none" draw:textarea-horizontal-align="justify" draw:textarea-vertical-align="middle" draw:auto-grow-height="false" fo:min-height="1.4cm" fo:min-width="13.865cm" fo:padding-top="0.165cm" fo:padding-bottom="0.165cm" fo:padding-left="0.29cm" fo:padding-right="0.29cm"/>
    </style:style>
    <style:style style:name="gr8" style:family="graphic" style:parent-style-name="standard">
      <style:graphic-properties draw:textarea-horizontal-align="justify" draw:textarea-vertical-align="middle" draw:auto-grow-height="false" fo:min-height="1.233cm" fo:min-width="18.49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e3f2ff" draw:textarea-horizontal-align="justify" draw:textarea-vertical-align="middle" draw:auto-grow-height="false" fo:min-height="1.727cm" fo:min-width="3.062cm"/>
    </style:style>
    <style:style style:name="gr11" style:family="graphic" style:parent-style-name="standard">
      <style:graphic-properties draw:fill="solid" draw:fill-color="#ff6347" draw:textarea-horizontal-align="justify" draw:textarea-vertical-align="middle" draw:auto-grow-height="false" fo:min-height="1.149cm" fo:min-width="0.621cm"/>
    </style:style>
    <style:style style:name="gr12" style:family="graphic" style:parent-style-name="standard">
      <style:graphic-properties draw:fill="solid" draw:fill-color="#ffedde" draw:textarea-horizontal-align="justify" draw:textarea-vertical-align="middle" draw:auto-grow-height="false" fo:min-height="1.727cm" fo:min-width="3.062cm"/>
    </style:style>
    <style:style style:name="gr13" style:family="graphic" style:parent-style-name="standard">
      <style:graphic-properties draw:fill="solid" draw:fill-color="#20b2aa" draw:textarea-horizontal-align="justify" draw:textarea-vertical-align="middle" draw:auto-grow-height="false" fo:min-height="1.499cm" fo:min-width="0.901cm"/>
    </style:style>
    <style:style style:name="gr14" style:family="graphic" style:parent-style-name="standard">
      <style:graphic-properties draw:fill="solid" draw:fill-color="#afeeee" draw:textarea-horizontal-align="justify" draw:textarea-vertical-align="middle" draw:auto-grow-height="false" fo:min-height="1.499cm" fo:min-width="0.90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fff8dc" draw:textarea-horizontal-align="justify" draw:textarea-vertical-align="middle" draw:auto-grow-height="false" fo:min-height="1.217cm" fo:min-width="3.454cm"/>
    </style:style>
    <style:style style:name="gr17" style:family="graphic" style:parent-style-name="standard">
      <style:graphic-properties draw:fill="solid" draw:fill-color="#98fb98" draw:textarea-horizontal-align="justify" draw:textarea-vertical-align="middle" draw:auto-grow-height="false" fo:min-height="1.727cm" fo:min-width="3.062cm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9" style:family="graphic" style:parent-style-name="standard">
      <style:graphic-properties draw:stroke="dash" draw:stroke-dash="Ultrafine_20_Dashed" svg:stroke-width="0.05cm" svg:stroke-color="#000000" draw:marker-start-width="0.365cm" draw:marker-end-width="0.365cm" draw:fill="solid" draw:fill-color="#ffffff" draw:textarea-horizontal-align="justify" draw:textarea-vertical-align="middle" draw:auto-grow-height="false" fo:min-height="3.25cm" fo:min-width="0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3cm" svg:stroke-color="#ffffff" draw:marker-start="" draw:marker-start-width="0.9cm" draw:marker-end="Arrow" draw:marker-end-width="0.9cm" draw:fill="none" draw:textarea-vertical-align="middle" fo:padding-top="0.275cm" fo:padding-bottom="0.275cm" fo:padding-left="0.4cm" fo:padding-right="0.4cm"/>
    </style:style>
    <style:style style:name="gr21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5cm" svg:stroke-color="#000000" draw:marker-start="" draw:marker-start-width="0.28cm" draw:marker-start-center="false" draw:marker-end="" draw:marker-end-width="0.28cm" draw:marker-end-center="false" draw:fill="solid" draw:fill-color="#ffffff" draw:opacity="30%" draw:textarea-horizontal-align="justify" draw:textarea-vertical-align="middle" draw:auto-grow-height="false" fo:min-height="1.129cm" fo:min-width="3.34cm" fo:padding-top="0.15cm" fo:padding-bottom="0.15cm" fo:padding-left="0.275cm" fo:padding-right="0.275cm" draw:shadow="hidden" draw:shadow-offset-x="0.1cm" draw:shadow-offset-y="0.1cm" draw:shadow-color="#000000" draw:shadow-opacity="30%"/>
    </style:style>
    <style:style style:name="gr23" style:family="graphic" style:parent-style-name="standard" style:list-style-name="L1">
      <style:graphic-properties draw:stroke="solid" svg:stroke-width="0.05cm" svg:stroke-color="#000000" draw:marker-start="" draw:marker-start-width="0.28cm" draw:marker-start-center="false" draw:marker-end="" draw:marker-end-width="0.28cm" draw:marker-end-center="false" draw:fill="solid" draw:fill-color="#ffffff" draw:opacity="30%" draw:textarea-horizontal-align="justify" draw:textarea-vertical-align="middle" draw:auto-grow-height="false" fo:min-height="1.081cm" fo:min-width="3.417cm" fo:padding-top="0.15cm" fo:padding-bottom="0.15cm" fo:padding-left="0.275cm" fo:padding-right="0.275cm" draw:shadow="hidden" draw:shadow-offset-x="0.1cm" draw:shadow-offset-y="0.1cm" draw:shadow-color="#000000" draw:shadow-opacity="30%"/>
    </style:style>
    <style:style style:name="gr24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5cm" svg:stroke-color="#000000" draw:marker-start="" draw:marker-start-width="0.28cm" draw:marker-start-center="false" draw:marker-end="" draw:marker-end-width="0.28cm" draw:marker-end-center="false" draw:fill="solid" draw:fill-color="#ffffff" draw:opacity="30%" draw:textarea-horizontal-align="justify" draw:textarea-vertical-align="middle" draw:auto-grow-height="false" fo:min-height="1.081cm" fo:min-width="3.415cm" fo:padding-top="0.15cm" fo:padding-bottom="0.15cm" fo:padding-left="0.275cm" fo:padding-right="0.275cm" draw:shadow="hidden" draw:shadow-offset-x="0.1cm" draw:shadow-offset-y="0.1cm" draw:shadow-color="#000000" draw:shadow-opacity="30%"/>
    </style:style>
    <style:style style:name="gr28" style:family="graphic" style:parent-style-name="standard" style:list-style-name="L1">
      <style:graphic-properties draw:stroke="solid" svg:stroke-width="0.05cm" svg:stroke-color="#000000" draw:marker-start="" draw:marker-start-width="0.28cm" draw:marker-start-center="false" draw:marker-end="" draw:marker-end-width="0.28cm" draw:marker-end-center="false" draw:fill="solid" draw:fill-color="#ffffff" draw:opacity="30%" draw:textarea-horizontal-align="justify" draw:textarea-vertical-align="middle" draw:auto-grow-height="false" fo:min-height="1.081cm" fo:min-width="3.99cm" fo:padding-top="0.15cm" fo:padding-bottom="0.15cm" fo:padding-left="0.275cm" fo:padding-right="0.275cm" draw:shadow="hidden" draw:shadow-offset-x="0.1cm" draw:shadow-offset-y="0.1cm" draw:shadow-color="#000000" draw:shadow-opacity="30%"/>
    </style:style>
    <style:style style:name="gr29" style:family="graphic" style:parent-style-name="standard" style:list-style-name="L1">
      <style:graphic-properties draw:stroke="solid" svg:stroke-width="0.05cm" svg:stroke-color="#000000" draw:marker-start="" draw:marker-start-width="0.28cm" draw:marker-start-center="false" draw:marker-end="" draw:marker-end-width="0.28cm" draw:marker-end-center="false" draw:fill="solid" draw:fill-color="#ffffff" draw:opacity="30%" draw:textarea-horizontal-align="justify" draw:textarea-vertical-align="middle" draw:auto-grow-height="false" fo:min-height="1.082cm" fo:min-width="3.417cm" fo:padding-top="0.15cm" fo:padding-bottom="0.15cm" fo:padding-left="0.275cm" fo:padding-right="0.275cm" draw:shadow="hidden" draw:shadow-offset-x="0.1cm" draw:shadow-offset-y="0.1cm" draw:shadow-color="#000000" draw:shadow-opacity="30%"/>
    </style:style>
    <style:style style:name="gr30" style:family="graphic" style:parent-style-name="standard">
      <style:graphic-properties svg:stroke-width="0cm" svg:stroke-color="#000000" draw:marker-start-width="0.35cm" draw:marker-end-width="0.35cm" draw:fill="none" draw:textarea-vertical-align="middle" fo:padding-top="0.125cm" fo:padding-bottom="0.125cm" fo:padding-left="0.25cm" fo:padding-right="0.25cm"/>
    </style:style>
    <style:style style:name="gr31" style:family="graphic" style:parent-style-name="standard">
      <style:graphic-properties draw:stroke="solid" svg:stroke-width="0cm" svg:stroke-color="#000000" draw:marker-start-width="0.28cm" draw:marker-end-width="0.28cm" draw:fill="solid" draw:fill-color="#ffffff" draw:opacity="30%" draw:textarea-horizontal-align="justify" draw:textarea-vertical-align="middle" draw:auto-grow-height="false" fo:min-height="0.177cm" fo:min-width="0.353cm" fo:padding-top="0.125cm" fo:padding-bottom="0.125cm" fo:padding-left="0.25cm" fo:padding-right="0.25cm" draw:shadow="hidden" draw:shadow-color="#000000" draw:shadow-opacity="3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71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16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595cm"/>
    </style:style>
    <style:style style:name="gr36" style:family="graphic" style:parent-style-name="standard">
      <style:graphic-properties draw:stroke="solid" svg:stroke-width="0cm" svg:stroke-color="#000000" draw:marker-start-width="0.28cm" draw:marker-end-width="0.28cm" draw:fill="solid" draw:fill-color="#ffffff" draw:opacity="30%" draw:textarea-horizontal-align="justify" draw:textarea-vertical-align="middle" draw:auto-grow-height="false" fo:min-height="0.176cm" fo:min-width="0.353cm" fo:padding-top="0.125cm" fo:padding-bottom="0.125cm" fo:padding-left="0.25cm" fo:padding-right="0.25cm" draw:shadow="hidden" draw:shadow-color="#000000" draw:shadow-opacity="30%"/>
    </style:style>
    <style:style style:name="gr37" style:family="graphic" style:parent-style-name="standard">
      <style:graphic-properties draw:stroke="solid" svg:stroke-width="0cm" svg:stroke-color="#000000" draw:marker-start-width="0.28cm" draw:marker-end-width="0.28cm" draw:fill="solid" draw:fill-color="#ffffff" draw:opacity="30%" draw:textarea-horizontal-align="justify" draw:textarea-vertical-align="middle" draw:auto-grow-height="false" fo:min-height="0.177cm" fo:min-width="0.481cm" fo:padding-top="0.125cm" fo:padding-bottom="0.125cm" fo:padding-left="0.25cm" fo:padding-right="0.25cm" draw:shadow="hidden" draw:shadow-color="#000000" draw:shadow-opacity="30%"/>
    </style:style>
    <style:style style:name="gr38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5cm" svg:stroke-color="#000000" draw:marker-start="" draw:marker-start-width="0.28cm" draw:marker-start-center="false" draw:marker-end="" draw:marker-end-width="0.28cm" draw:marker-end-center="false" draw:fill="solid" draw:fill-color="#ffffff" draw:opacity="30%" draw:textarea-horizontal-align="justify" draw:textarea-vertical-align="middle" draw:auto-grow-height="false" fo:min-height="1.081cm" fo:min-width="3.389cm" fo:padding-top="0.15cm" fo:padding-bottom="0.15cm" fo:padding-left="0.275cm" fo:padding-right="0.275cm" draw:shadow="hidden" draw:shadow-offset-x="0.1cm" draw:shadow-offset-y="0.1cm" draw:shadow-color="#000000" draw:shadow-opacity="30%"/>
    </style:style>
    <style:style style:name="gr41" style:family="graphic" style:parent-style-name="standard">
      <style:graphic-properties draw:stroke="solid" svg:stroke-width="0cm" svg:stroke-color="#000000" draw:marker-start-width="0.28cm" draw:marker-end-width="0.28cm" draw:fill="solid" draw:fill-color="#ffffff" draw:opacity="30%" draw:textarea-horizontal-align="justify" draw:textarea-vertical-align="middle" draw:auto-grow-height="false" fo:min-height="0.3cm" fo:min-width="0.681cm" fo:padding-top="0.125cm" fo:padding-bottom="0.125cm" fo:padding-left="0.25cm" fo:padding-right="0.25cm" draw:shadow="hidden" draw:shadow-color="#000000" draw:shadow-opacity="30%"/>
    </style:style>
    <style:style style:name="gr42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>
      <style:graphic-properties draw:stroke="solid" svg:stroke-width="0cm" svg:stroke-color="#000000" draw:marker-start-width="0.28cm" draw:marker-end-width="0.28cm" draw:fill="solid" draw:fill-color="#ffffff" draw:opacity="30%" draw:textarea-horizontal-align="justify" draw:textarea-vertical-align="middle" draw:auto-grow-height="false" fo:min-height="0.177cm" fo:min-width="0.78cm" fo:padding-top="0.125cm" fo:padding-bottom="0.125cm" fo:padding-left="0.25cm" fo:padding-right="0.25cm" draw:shadow="hidden" draw:shadow-color="#000000" draw:shadow-opacity="30%"/>
    </style:style>
    <style:style style:name="gr44" style:family="graphic" style:parent-style-name="standard" style:list-style-name="L1">
      <style:graphic-properties draw:stroke="solid" svg:stroke-width="0.05cm" svg:stroke-color="#000000" draw:marker-start="" draw:marker-start-width="0.28cm" draw:marker-start-center="false" draw:marker-end="" draw:marker-end-width="0.28cm" draw:marker-end-center="false" draw:fill="solid" draw:fill-color="#ffffff" draw:opacity="30%" draw:textarea-horizontal-align="justify" draw:textarea-vertical-align="middle" draw:auto-grow-height="false" fo:min-height="1.195cm" fo:min-width="3.417cm" fo:padding-top="0.15cm" fo:padding-bottom="0.15cm" fo:padding-left="0.275cm" fo:padding-right="0.275cm" draw:shadow="hidden" draw:shadow-offset-x="0.1cm" draw:shadow-offset-y="0.1cm" draw:shadow-color="#000000" draw:shadow-opacity="30%"/>
    </style:style>
    <style:style style:name="gr45" style:family="graphic" style:parent-style-name="standard" style:list-style-name="L1">
      <style:graphic-properties draw:stroke="solid" svg:stroke-width="0.05cm" svg:stroke-color="#000000" draw:marker-start="" draw:marker-start-width="0.28cm" draw:marker-start-center="false" draw:marker-end="" draw:marker-end-width="0.28cm" draw:marker-end-center="false" draw:fill="solid" draw:fill-color="#ffffff" draw:opacity="30%" draw:textarea-horizontal-align="justify" draw:textarea-vertical-align="middle" draw:auto-grow-height="false" fo:min-height="1.081cm" fo:min-width="3.389cm" fo:padding-top="0.15cm" fo:padding-bottom="0.15cm" fo:padding-left="0.275cm" fo:padding-right="0.275cm" draw:shadow="hidden" draw:shadow-offset-x="0.1cm" draw:shadow-offset-y="0.1cm" draw:shadow-color="#000000" draw:shadow-opacity="30%"/>
    </style:style>
    <style:style style:name="gr46" style:family="graphic" style:parent-style-name="standard" style:list-style-name="L1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>
      <style:graphic-properties draw:stroke="solid" svg:stroke-width="0cm" svg:stroke-color="#000000" draw:marker-start-width="0.28cm" draw:marker-end-width="0.28cm" draw:fill="solid" draw:fill-color="#ffffff" draw:opacity="30%" draw:textarea-horizontal-align="justify" draw:textarea-vertical-align="middle" draw:auto-grow-height="false" fo:min-height="0.45cm" fo:min-width="0.78cm" fo:padding-top="0.125cm" fo:padding-bottom="0.125cm" fo:padding-left="0.25cm" fo:padding-right="0.25cm" draw:shadow="hidden" draw:shadow-color="#000000" draw:shadow-opacity="30%"/>
    </style:style>
    <style:style style:name="pr1" style:family="presentation" style:parent-style-name="Title_20_and_20_Content-notes">
      <style:graphic-properties draw:fill-color="#ffffff" draw:auto-grow-height="true" fo:min-height="15.626cm"/>
    </style:style>
    <style:style style:name="pr2" style:family="presentation" style:parent-style-name="Title_20_and_20_Content-notes">
      <style:graphic-properties draw:fill-color="#ffffff" fo:min-height="15.62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eeeeee"/>
      <style:paragraph-properties fo:text-align="center"/>
      <style:text-properties fo:color="#000000" fo:font-size="29.7000007629394pt" style:font-size-asian="24pt" style:font-size-complex="24pt"/>
    </style:style>
    <style:style style:name="P4" style:family="paragraph">
      <style:paragraph-properties fo:text-align="center"/>
      <style:text-properties fo:font-size="22.2000007629395pt"/>
    </style:style>
    <style:style style:name="P5" style:family="paragraph">
      <loext:graphic-properties draw:fill-color="#ffffff"/>
      <style:text-properties fo:font-size="23.3999996185303pt"/>
    </style:style>
    <style:style style:name="P6" style:family="paragraph">
      <loext:graphic-properties draw:fill="solid" draw:fill-color="#e3f2ff"/>
      <style:paragraph-properties fo:text-align="center"/>
      <style:text-properties fo:font-size="22.2000007629395pt"/>
    </style:style>
    <style:style style:name="P7" style:family="paragraph">
      <loext:graphic-properties draw:fill="solid" draw:fill-color="#ff6347"/>
      <style:paragraph-properties fo:text-align="center"/>
      <style:text-properties fo:font-size="22.2000007629395pt"/>
    </style:style>
    <style:style style:name="P8" style:family="paragraph">
      <loext:graphic-properties draw:fill="solid" draw:fill-color="#ffedde"/>
      <style:paragraph-properties fo:text-align="center"/>
      <style:text-properties fo:font-size="22.2000007629395pt"/>
    </style:style>
    <style:style style:name="P9" style:family="paragraph">
      <loext:graphic-properties draw:fill="solid" draw:fill-color="#20b2aa"/>
      <style:paragraph-properties fo:text-align="center"/>
      <style:text-properties fo:font-size="22.2000007629395pt"/>
    </style:style>
    <style:style style:name="P10" style:family="paragraph">
      <loext:graphic-properties draw:fill="solid" draw:fill-color="#afeeee"/>
      <style:paragraph-properties fo:text-align="center"/>
      <style:text-properties fo:font-size="22.2000007629395pt"/>
    </style:style>
    <style:style style:name="P11" style:family="paragraph">
      <loext:graphic-properties draw:fill="solid" draw:fill-color="#fff8dc"/>
      <style:paragraph-properties fo:text-align="center"/>
      <style:text-properties fo:font-size="22.2000007629395pt"/>
    </style:style>
    <style:style style:name="P12" style:family="paragraph">
      <loext:graphic-properties draw:fill="solid" draw:fill-color="#98fb98"/>
      <style:paragraph-properties fo:text-align="center"/>
      <style:text-properties fo:font-size="22.2000007629395pt"/>
    </style:style>
    <style:style style:name="P13" style:family="paragraph">
      <loext:graphic-properties draw:fill="none"/>
      <style:paragraph-properties fo:text-align="center"/>
      <style:text-properties fo:font-style="italic"/>
    </style:style>
    <style:style style:name="P14" style:family="paragraph">
      <loext:graphic-properties draw:fill="solid" draw:fill-color="#ffffff"/>
      <style:paragraph-properties fo:text-align="center"/>
      <style:text-properties fo:font-style="italic"/>
    </style:style>
    <style:style style:name="P15" style:family="paragraph">
      <loext:graphic-properties draw:fill-color="#ffffff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solid" draw:fill-color="#ffffff" draw:opacity="30%"/>
      <style:paragraph-properties fo:margin-left="0cm" fo:margin-right="0cm" fo:margin-top="0cm" fo:margin-bottom="0cm" fo:line-height="100%" fo:text-align="center" fo:text-indent="0cm"/>
      <style:text-properties fo:color="#3333ff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 draw:opacity="3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 draw:opacity="3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 draw:opacity="30%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loext:graphic-properties draw:fill-color="#ffffff"/>
      <style:text-properties fo:font-size="20pt"/>
    </style:style>
    <style:style style:name="T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18pt"/>
    </style:style>
    <style:style style:name="T3" style:family="text">
      <style:text-properties fo:color="#ce181e" fo:font-size="18pt" fo:font-weight="bold" style:font-weight-asian="bold" style:font-weight-complex="bold"/>
    </style:style>
    <style:style style:name="T4" style:family="text">
      <style:text-properties fo:color="#000000" fo:font-size="18pt" fo:font-weight="normal" style:font-weight-asian="normal" style:font-weight-complex="normal"/>
    </style:style>
    <style:style style:name="T5" style:family="text">
      <style:text-properties fo:font-size="22.2000007629395pt"/>
    </style:style>
    <style:style style:name="T6" style:family="text">
      <style:text-properties fo:color="#3333ff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font-name="Arial1" fo:font-size="14pt" fo:font-weight="bold" style:font-name-asian="Arial1" style:font-weight-asian="bold" style:font-name-complex="Arial1" style:font-weight-complex="bold"/>
    </style:style>
    <style:style style:name="T10" style:family="text">
      <style:text-properties fo:color="#000000" style:font-name="Arial1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T1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rancesco Beretta (CNRS) / George Bruseker (FORTH) CC BY-SA 4.0</presentation:footer-decl>
      <draw:page draw:name="page1" draw:style-name="dp1" draw:master-page-name="Title_20_and_20_Content" presentation:presentation-page-layout-name="AL1T0" presentation:use-footer-name="ftr1">
        <office:forms form:automatic-focus="false" form:apply-design-mode="false"/>
        <draw:frame draw:style-name="gr1" draw:text-style-name="P1" draw:layer="layout" svg:width="27.011cm" svg:height="20.704cm" svg:x="0.593cm" svg:y="0.1cm">
          <draw:image xlink:href="Pictures/100000000000164600001011EDA8B1EC70EF6194.jpg" xlink:type="simple" xlink:show="embed" xlink:actuate="onLoad">
            <text:p/>
          </draw:image>
        </draw:frame>
        <draw:frame draw:style-name="gr2" draw:text-style-name="P3" draw:layer="layout" svg:width="9.733cm" svg:height="1.675cm" svg:x="18.403cm" svg:y="0.053cm">
          <draw:text-box>
            <text:p text:style-name="P2"><text:span text:style-name="T1">dataforhistory.org</text:span></text:p>
          </draw:text-box>
        </draw:frame>
        <draw:custom-shape draw:style-name="gr3" draw:text-style-name="P1" draw:layer="layout" svg:width="6.53cm" svg:height="6.918cm" svg:x="11.279cm" svg:y="-2.00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937cm" svg:height="7.033cm" svg:x="11.08cm" svg:y="15.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39cm" svg:height="7.906cm" svg:x="22.162cm" svg:y="12.10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706cm" svg:height="6.918cm" svg:x="0.198cm" svg:y="15.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4.445cm" svg:height="1.73cm" svg:x="6.926cm" svg:y="11.1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8.996cm" svg:height="1.483cm" svg:x="4.353cm" svg:y="10.129cm">
          <text:p text:style-name="P2"><text:span text:style-name="T2">FA</text:span><text:span text:style-name="T3">I</text:span><text:span text:style-name="T4">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6.368cm" svg:height="13.021cm" svg:x="3.389cm" svg:y="2.639cm" draw:page-number="1" presentation:class="page"/>
          <draw:frame presentation:style-name="pr1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0" presentation:use-footer-name="ftr1">
        <office:forms form:automatic-focus="false" form:apply-design-mode="false"/>
        <draw:custom-shape draw:style-name="gr10" draw:text-style-name="P6" xml:id="id1" draw:id="id1" draw:layer="layout" svg:width="3.562cm" svg:height="1.975cm" draw:transform="skewX (0.00349065850398866) rotate (-3.13443680365662) translate (14.253cm 5.906cm)">
          <text:p text:style-name="P2"><text:span text:style-name="T5">TeEn1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1" draw:text-style-name="P7" xml:id="id9" draw:id="id9" draw:layer="layout" svg:width="1.583cm" svg:height="1.977cm" svg:x="3.957cm" svg:y="11.117cm">
          <text:p text:style-name="P2"><text:span text:style-name="T5">P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3" draw:id="id3" draw:layer="layout" svg:width="3.562cm" svg:height="1.975cm" draw:transform="skewX (0.00349065850398866) rotate (-3.13443680365662) translate (14.258cm 16.546cm)">
          <text:p text:style-name="P2"><text:span text:style-name="T5">TeEn2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" draw:text-style-name="P8" xml:id="id6" draw:id="id6" draw:layer="layout" svg:width="3.562cm" svg:height="1.975cm" draw:transform="skewX (0.00349065850398866) rotate (-3.13443680365662) translate (12.268cm 9.628cm)">
          <text:p text:style-name="P2"><text:span text:style-name="T5">TSpan1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" draw:text-style-name="P8" xml:id="id7" draw:id="id7" draw:layer="layout" svg:width="3.562cm" svg:height="1.975cm" draw:transform="skewX (0.00349065850398866) rotate (-3.13443680365662) translate (16.622cm 9.628cm)">
          <text:p text:style-name="P2"><text:span text:style-name="T5">TSpan3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" draw:text-style-name="P8" xml:id="id5" draw:id="id5" draw:layer="layout" svg:width="3.562cm" svg:height="1.975cm" draw:transform="skewX (0.00349065850398866) rotate (-3.13443680365662) translate (12.257cm 12.593cm)">
          <text:p text:style-name="P2"><text:span text:style-name="T5">TSpan2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1" draw:text-style-name="P7" xml:id="id8" draw:id="id8" draw:layer="layout" svg:width="1.583cm" svg:height="1.977cm" svg:x="3.957cm" svg:y="5.929cm">
          <text:p text:style-name="P2"><text:span text:style-name="T5">P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xml:id="id2" draw:id="id2" draw:layer="layout" svg:width="1.979cm" svg:height="2.471cm" svg:x="19.59cm" svg:y="5.682cm">
          <text:p text:style-name="P2"><text:span text:style-name="T5">Pla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4" draw:id="id4" draw:layer="layout" svg:width="1.979cm" svg:height="2.471cm" svg:x="19.787cm" svg:y="9.882cm">
          <text:p text:style-name="P2"><text:span text:style-name="T5">So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" draw:layer="layout" draw:type="curve" svg:x1="14.243cm" svg:y1="4.943cm" svg:x2="19.59cm" svg:y2="6.917cm" draw:start-shape="id1" draw:start-glue-point="1" draw:end-shape="id2" svg:d="M14243 4943c4017 0 1344 1974 5347 1974" svg:viewBox="0 0 5348 1975">
          <text:p/>
        </draw:connector>
        <draw:connector draw:style-name="gr15" draw:text-style-name="P1" draw:layer="layout" draw:type="curve" svg:x1="14.248cm" svg:y1="15.583cm" svg:x2="19.59cm" svg:y2="6.917cm" draw:start-shape="id3" draw:end-shape="id2" svg:d="M14248 15583c4012 0 1342-8666 5342-8666" svg:viewBox="0 0 5343 8667">
          <text:p/>
        </draw:connector>
        <draw:connector draw:style-name="gr15" draw:text-style-name="P1" draw:layer="layout" draw:type="curve" svg:x1="14.243cm" svg:y1="4.943cm" svg:x2="19.787cm" svg:y2="11.117cm" draw:start-shape="id1" draw:end-shape="id4" svg:d="M14243 4943c4164 0 1392 6174 5544 6174" svg:viewBox="0 0 5545 6175">
          <text:p/>
        </draw:connector>
        <draw:connector draw:style-name="gr15" draw:text-style-name="P1" draw:layer="layout" draw:type="curve" svg:x1="14.248cm" svg:y1="15.583cm" svg:x2="19.787cm" svg:y2="11.118cm" draw:start-shape="id3" draw:end-shape="id4" draw:end-glue-point="6" svg:d="M14248 15583c4161 0 1392-4465 5539-4465" svg:viewBox="0 0 5540 4466">
          <text:p/>
        </draw:connector>
        <draw:connector draw:style-name="gr15" draw:text-style-name="P1" draw:layer="layout" draw:type="line" svg:x1="12.477cm" svg:y1="14.583cm" svg:x2="10.455cm" svg:y2="12.605cm" draw:start-shape="id3" draw:start-glue-point="0" draw:end-shape="id5" draw:end-glue-point="2" svg:d="M12477 14583l-2022-1978" svg:viewBox="0 0 2023 1979">
          <text:p/>
        </draw:connector>
        <draw:connector draw:style-name="gr15" draw:text-style-name="P1" draw:layer="layout" draw:type="line" svg:x1="12.451cm" svg:y1="5.918cm" svg:x2="10.487cm" svg:y2="7.665cm" draw:start-shape="id1" draw:start-glue-point="2" draw:end-shape="id6" draw:end-glue-point="0" svg:d="M12451 5918l-1964 1747" svg:viewBox="0 0 1965 1748">
          <text:p/>
        </draw:connector>
        <draw:connector draw:style-name="gr15" draw:text-style-name="P1" draw:layer="layout" draw:type="line" svg:x1="12.451cm" svg:y1="5.918cm" svg:x2="14.841cm" svg:y2="7.665cm" draw:start-shape="id1" draw:start-glue-point="2" draw:end-shape="id7" draw:end-glue-point="0" svg:d="M12451 5918l2390 1747" svg:viewBox="0 0 2391 1748">
          <text:p/>
        </draw:connector>
        <draw:connector draw:style-name="gr15" draw:text-style-name="P1" draw:layer="layout" draw:type="curve" svg:x1="10.681cm" svg:y1="4.918cm" svg:x2="5.54cm" svg:y2="6.917cm" draw:start-shape="id1" draw:end-shape="id8" draw:end-glue-point="1" svg:d="M10681 4918c-3864 0-1294 1999-5141 1999" svg:viewBox="0 0 5142 2000">
          <text:p/>
        </draw:connector>
        <draw:connector draw:style-name="gr15" draw:text-style-name="P1" xml:id="id11" draw:id="id11" draw:layer="layout" draw:type="curve" svg:x1="10.686cm" svg:y1="15.558cm" svg:x2="5.54cm" svg:y2="12.106cm" draw:start-shape="id3" draw:end-shape="id9" draw:end-glue-point="10" svg:d="M10686 15558c-3867 0-1294-3452-5146-3452" svg:viewBox="0 0 5147 3453">
          <text:p/>
        </draw:connector>
        <draw:custom-shape draw:style-name="gr16" draw:text-style-name="P11" xml:id="id10" draw:id="id10" draw:layer="layout" svg:width="3.954cm" svg:height="1.467cm" draw:transform="skewX (0.00279252680319093) rotate (-3.13443680365662) translate (8.707cm 18.255cm)">
          <text:p text:style-name="P2"><text:span text:style-name="T5">Statement1</text:span></text:p>
          <draw:enhanced-geometry svg:viewBox="0 0 21600 21600" draw:mirror-vertical="true" draw:mirror-horizontal="false" draw:type="rectangle" draw:enhanced-path="M 0 0 L 21600 0 21600 21600 0 21600 0 0 Z N"/>
        </draw:custom-shape>
        <draw:connector draw:style-name="gr15" draw:text-style-name="P1" draw:layer="layout" draw:type="line" svg:x1="6.73cm" svg:y1="16.803cm" svg:x2="4.749cm" svg:y2="13.094cm" draw:start-shape="id10" draw:start-glue-point="0" draw:end-shape="id9" draw:end-glue-point="8" svg:d="M6730 16803l-1981-3709" svg:viewBox="0 0 1982 3710">
          <text:p/>
        </draw:connector>
        <draw:connector draw:style-name="gr15" draw:text-style-name="P1" draw:layer="layout" draw:type="line" svg:x1="6.73cm" svg:y1="16.803cm" svg:x2="10.686cm" svg:y2="15.558cm" draw:start-shape="id10" draw:start-glue-point="0" draw:end-shape="id3" svg:d="M6730 16803l3956-1245" svg:viewBox="0 0 3957 1246">
          <text:p/>
        </draw:connector>
        <draw:connector draw:style-name="gr15" draw:text-style-name="P1" draw:layer="layout" draw:type="line" svg:x1="6.73cm" svg:y1="16.803cm" svg:x2="8.105cm" svg:y2="13.832cm" draw:start-shape="id10" draw:start-glue-point="0" draw:end-shape="id11" draw:end-glue-point="0" svg:d="M6730 16803l1375-2971" svg:viewBox="0 0 1376 2972">
          <text:p/>
        </draw:connector>
        <draw:custom-shape draw:style-name="gr17" draw:text-style-name="P12" xml:id="id12" draw:id="id12" draw:layer="layout" svg:width="3.562cm" svg:height="1.975cm" draw:transform="skewX (0.00349065850398866) rotate (-3.13443680365662) translate (8.509cm 21.487cm)">
          <text:p text:style-name="P2"><text:span text:style-name="T5">Source1</text:span></text:p>
          <draw:enhanced-geometry svg:viewBox="0 0 21600 21600" draw:mirror-vertical="true" draw:mirror-horizontal="false" draw:type="rectangle" draw:enhanced-path="M 0 0 L 21600 0 21600 21600 0 21600 0 0 Z N"/>
        </draw:custom-shape>
        <draw:connector draw:style-name="gr15" draw:text-style-name="P1" draw:layer="layout" draw:type="line" svg:x1="6.715cm" svg:y1="18.27cm" svg:x2="6.728cm" svg:y2="19.524cm" draw:start-shape="id10" draw:end-shape="id12" draw:end-glue-point="0" svg:d="M6715 18270l13 1254" svg:viewBox="0 0 14 1255">
          <text:p/>
        </draw:connector>
        <presentation:notes draw:style-name="dp2">
          <draw:page-thumbnail draw:style-name="gr9" draw:layer="layout" svg:width="16.368cm" svg:height="13.021cm" svg:x="3.389cm" svg:y="2.639cm" draw:page-number="2" presentation:class="page"/>
          <draw:frame presentation:style-name="pr1" draw:text-style-name="P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" presentation:use-footer-name="ftr1">
        <office:forms form:automatic-focus="false" form:apply-design-mode="false"/>
        <draw:custom-shape draw:style-name="gr12" draw:text-style-name="P8" xml:id="id14" draw:id="id14" draw:layer="layout" svg:width="3.562cm" svg:height="1.975cm" draw:transform="skewX (0.00349065850398866) rotate (-3.13443680365662) translate (8.773cm 4.77cm)">
          <text:p text:style-name="P2"><text:span text:style-name="T5">TSpan2</text:span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2" draw:text-style-name="P8" xml:id="id13" draw:id="id13" draw:layer="layout" svg:width="3.562cm" svg:height="1.975cm" draw:transform="skewX (0.00349065850398866) rotate (-3.13443680365662) translate (6.373cm 13.561cm)">
          <text:p text:style-name="P2"><text:span text:style-name="T5">TSpan2</text:span></text:p>
          <draw:enhanced-geometry svg:viewBox="0 0 21600 21600" draw:mirror-vertical="true" draw:mirror-horizontal="false" draw:type="rectangle" draw:enhanced-path="M 0 0 L 21600 0 21600 21600 0 21600 0 0 Z N"/>
        </draw:custom-shape>
        <draw:connector draw:style-name="gr18" draw:text-style-name="P13" draw:layer="layout" draw:type="line" svg:x1="6.363cm" svg:y1="12.598cm" svg:x2="6.971cm" svg:y2="4.782cm" draw:start-shape="id13" draw:end-shape="id14" draw:end-glue-point="2" svg:d="M6363 12598l608-7816" svg:viewBox="0 0 609 7817">
          <text:p/>
        </draw:connector>
        <draw:custom-shape draw:style-name="gr19" draw:text-style-name="P14" draw:layer="layout" svg:width="0.8cm" svg:height="4cm" draw:transform="rotate (-0.25865779514556) translate (4.525cm 6.364cm)">
          <text:p/>
          <draw:enhanced-geometry svg:viewBox="0 0 21600 21600" draw:text-areas="?f0 ?f7 ?f2 21600" draw:type="up-arrow" draw:modifiers="5247.48812796801 5608.988764044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0" draw:text-style-name="P1" draw:layer="layout" draw:type="line" svg:x1="6.363cm" svg:y1="12.598cm" svg:x2="6.971cm" svg:y2="4.782cm" draw:start-shape="id13" draw:end-shape="id14" draw:end-glue-point="2" svg:d="M6363 12598l608-7816" svg:viewBox="0 0 609 7817">
          <text:p/>
        </draw:connector>
        <presentation:notes draw:style-name="dp2">
          <draw:page-thumbnail draw:style-name="gr9" draw:layer="layout" svg:width="16.368cm" svg:height="13.021cm" svg:x="3.389cm" svg:y="2.639cm" draw:page-number="3" presentation:class="page"/>
          <draw:frame presentation:style-name="pr2" draw:text-style-name="P15" draw:layer="layout" svg:width="18.519cm" svg:height="15.626cm" svg:x="2.314cm" svg:y="16.49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onnector draw:style-name="gr21" draw:text-style-name="P16" draw:layer="layout" draw:type="line" svg:x1="11.478cm" svg:y1="11.698cm" svg:x2="18.856cm" svg:y2="10.107cm" draw:start-shape="id15" draw:start-glue-point="0" draw:end-shape="id16" draw:end-glue-point="5" svg:d="M11478 11698l7378-1591" svg:viewBox="0 0 7379 1592">
          <text:p/>
        </draw:connector>
        <draw:custom-shape draw:style-name="gr22" draw:text-style-name="P18" xml:id="id15" draw:id="id15" draw:layer="layout" svg:width="3.89cm" svg:height="1.429cm" svg:x="9.533cm" svg:y="11.698cm">
          <text:p text:style-name="P17"><text:span text:style-name="T6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9" xml:id="id17" draw:id="id17" draw:layer="layout" svg:width="3.967cm" svg:height="1.381cm" svg:x="8.554cm" svg:y="6.521cm">
          <text:p text:style-name="P2"><text:span text:style-name="T7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6" draw:layer="layout" draw:type="line" svg:x1="10.537cm" svg:y1="7.902cm" svg:x2="11.215cm" svg:y2="9.505cm" draw:start-shape="id17" draw:start-glue-point="2" draw:end-shape="id18" draw:end-glue-point="4" svg:d="M10537 7902l678 1603" svg:viewBox="0 0 679 1604">
          <text:p/>
        </draw:connector>
        <draw:connector draw:style-name="gr25" draw:text-style-name="P16" draw:layer="layout" draw:type="line" svg:x1="7.994cm" svg:y1="9.761cm" svg:x2="11.478cm" svg:y2="11.698cm" draw:start-shape="id19" draw:start-glue-point="7" draw:end-shape="id15" draw:end-glue-point="0" svg:d="M7994 9761l3484 1937" svg:viewBox="0 0 3485 1938">
          <text:p/>
        </draw:connector>
        <draw:connector draw:style-name="gr26" draw:text-style-name="P16" draw:layer="layout" draw:type="line" svg:x1="14.263cm" svg:y1="10.016cm" svg:x2="11.478cm" svg:y2="11.698cm" draw:start-shape="id20" draw:end-shape="id15" draw:end-glue-point="0" svg:d="M14263 10016l-2785 1682" svg:viewBox="0 0 2786 1683">
          <text:p/>
        </draw:connector>
        <draw:g xml:id="id22" draw:id="id22">
          <draw:custom-shape draw:style-name="gr27" draw:text-style-name="P20" draw:layer="layout" svg:width="3.965cm" svg:height="1.381cm" svg:x="3.5cm" svg:y="6.521cm">
            <text:p text:style-name="P17"><text:span text:style-name="T8">Nam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3" draw:id="id23">
          <draw:custom-shape draw:style-name="gr28" draw:text-style-name="P19" draw:layer="layout" svg:width="4.54cm" svg:height="1.381cm" svg:x="14.007cm" svg:y="6.5cm">
            <text:p text:style-name="P2"><text:span text:style-name="T9">Location</text:span></text:p>
            <text:p text:style-name="P2"><text:span text:style-name="T10">(</text:span><text:span text:style-name="T11">geo-referenced</text:span><text:span text:style-name="T10">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1" draw:id="id21">
          <draw:custom-shape draw:style-name="gr29" draw:text-style-name="P20" draw:layer="layout" svg:width="3.967cm" svg:height="1.382cm" svg:x="19.539cm" svg:y="6.503cm">
            <text:p text:style-name="P17"><text:span text:style-name="T8">Clas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0" draw:text-style-name="P1" draw:layer="layout" draw:type="line" svg:x1="20.817cm" svg:y1="10.107cm" svg:x2="21.522cm" svg:y2="7.885cm" draw:start-shape="id16" draw:start-glue-point="7" draw:end-shape="id21" draw:end-glue-point="2" svg:d="M20817 10107l705-2222" svg:viewBox="0 0 706 2223">
          <text:p/>
        </draw:connector>
        <draw:connector draw:style-name="gr30" draw:text-style-name="P1" draw:layer="layout" draw:type="line" svg:x1="6.289cm" svg:y1="9.761cm" svg:x2="5.482cm" svg:y2="7.902cm" draw:start-shape="id19" draw:start-glue-point="5" draw:end-shape="id22" draw:end-glue-point="2" svg:d="M6289 9761l-807-1859" svg:viewBox="0 0 808 1860">
          <text:p/>
        </draw:connector>
        <draw:custom-shape draw:style-name="gr31" draw:text-style-name="P21" xml:id="id19" draw:id="id19" draw:layer="layout" svg:width="1.705cm" svg:height="0.853cm" svg:x="6.289cm" svg:y="9.334cm">
          <text:p text:style-name="P2"><text:span text:style-name="T12">nam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1" draw:layer="layout" draw:type="line" svg:x1="15.968cm" svg:y1="10.016cm" svg:x2="16.277cm" svg:y2="7.881cm" draw:start-shape="id20" draw:end-shape="id23" draw:end-glue-point="2" svg:d="M15968 10016l309-2135" svg:viewBox="0 0 310 2136">
          <text:p/>
        </draw:connector>
        <draw:frame draw:style-name="gr32" draw:text-style-name="P22" draw:layer="layout" svg:width="1.228cm" svg:height="0.725cm" svg:x="11.763cm" svg:y="10.184cm">
          <draw:text-box>
            <text:p><text:span text:style-name="T12">1, 1</text:span></text:p>
          </draw:text-box>
        </draw:frame>
        <draw:frame draw:style-name="gr33" draw:text-style-name="P22" draw:layer="layout" svg:width="1.213cm" svg:height="0.725cm" svg:x="5.076cm" svg:y="9.146cm">
          <draw:text-box>
            <text:p><text:span text:style-name="T12">1, 1</text:span></text:p>
          </draw:text-box>
        </draw:frame>
        <draw:frame draw:style-name="gr33" draw:text-style-name="P22" draw:layer="layout" svg:width="1.213cm" svg:height="0.725cm" svg:x="20.836cm" svg:y="9.59cm">
          <draw:text-box>
            <text:p><text:span text:style-name="T12">0, n</text:span></text:p>
          </draw:text-box>
        </draw:frame>
        <draw:frame draw:style-name="gr33" draw:text-style-name="P22" draw:layer="layout" svg:width="1.213cm" svg:height="0.725cm" svg:x="17.699cm" svg:y="9.542cm">
          <draw:text-box>
            <text:p><text:span text:style-name="T12">0, n</text:span></text:p>
          </draw:text-box>
        </draw:frame>
        <draw:frame draw:style-name="gr32" draw:text-style-name="P22" draw:layer="layout" svg:width="1.227cm" svg:height="0.725cm" svg:x="9.758cm" svg:y="8.86cm">
          <draw:text-box>
            <text:p><text:span text:style-name="T12">0, n</text:span></text:p>
          </draw:text-box>
        </draw:frame>
        <draw:frame draw:style-name="gr34" draw:text-style-name="P22" draw:layer="layout" svg:width="1.279cm" svg:height="0.725cm" svg:x="7.635cm" svg:y="9.931cm">
          <draw:text-box>
            <text:p><text:span text:style-name="T12">1, n</text:span></text:p>
          </draw:text-box>
        </draw:frame>
        <draw:frame draw:style-name="gr35" draw:text-style-name="P22" draw:layer="layout" svg:width="1.095cm" svg:height="0.725cm" svg:x="13.173cm" svg:y="10.016cm">
          <draw:text-box>
            <text:p><text:span text:style-name="T12">1,1</text:span></text:p>
          </draw:text-box>
        </draw:frame>
        <draw:frame draw:style-name="gr32" draw:text-style-name="P22" draw:layer="layout" svg:width="1.417cm" svg:height="0.725cm" svg:x="14.991cm" svg:y="8.821cm">
          <draw:text-box>
            <text:p><text:span text:style-name="T12">1, n</text:span></text:p>
          </draw:text-box>
        </draw:frame>
        <draw:custom-shape draw:style-name="gr36" draw:text-style-name="P21" xml:id="id18" draw:id="id18" draw:layer="layout" svg:width="1.705cm" svg:height="0.852cm" svg:x="10.362cm" svg:y="9.505cm">
          <text:p text:style-name="P2"><text:span text:style-name="T12">typ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21" xml:id="id20" draw:id="id20" draw:layer="layout" svg:width="1.705cm" svg:height="0.853cm" svg:x="14.263cm" svg:y="9.59cm">
          <text:p text:style-name="P2"><text:span text:style-name="T12">loc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21" xml:id="id16" draw:id="id16" draw:layer="layout" svg:width="1.961cm" svg:height="0.853cm" svg:x="18.856cm" svg:y="9.68cm">
          <text:p text:style-name="P2"><text:span text:style-name="T12">classif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8" draw:text-style-name="P16" draw:layer="layout" draw:type="line" svg:x1="11.478cm" svg:y1="11.698cm" svg:x2="11.215cm" svg:y2="10.357cm" draw:start-shape="id15" draw:start-glue-point="0" draw:end-shape="id18" draw:end-glue-point="6" svg:d="M11478 11698l-263-1341" svg:viewBox="0 0 264 1342">
          <text:p/>
        </draw:connector>
        <draw:connector draw:style-name="gr39" draw:text-style-name="P16" draw:layer="layout" draw:type="line" svg:x1="13.423cm" svg:y1="12.412cm" svg:x2="14.706cm" svg:y2="12.601cm" draw:start-shape="id15" draw:start-glue-point="1" draw:end-shape="id24" draw:end-glue-point="5" svg:d="M13423 12412l1283 189" svg:viewBox="0 0 1284 190">
          <text:p/>
        </draw:connector>
        <draw:g xml:id="id25" draw:id="id25">
          <draw:custom-shape draw:style-name="gr40" draw:text-style-name="P20" draw:layer="layout" svg:width="3.939cm" svg:height="1.381cm" svg:x="17.353cm" svg:y="13.289cm">
            <text:p text:style-name="P17"><text:span text:style-name="T8">Concrete for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0" draw:text-style-name="P1" draw:layer="layout" draw:type="line" svg:x1="17.067cm" svg:y1="12.601cm" svg:x2="19.322cm" svg:y2="13.289cm" draw:start-shape="id24" draw:start-glue-point="7" draw:end-shape="id25" draw:end-glue-point="0" svg:d="M17067 12601l2255 688" svg:viewBox="0 0 2256 689">
          <text:p/>
        </draw:connector>
        <draw:frame draw:style-name="gr33" draw:text-style-name="P22" draw:layer="layout" svg:width="1.213cm" svg:height="0.725cm" svg:x="16.857cm" svg:y="11.807cm">
          <draw:text-box>
            <text:p><text:span text:style-name="T12">0, n</text:span></text:p>
          </draw:text-box>
        </draw:frame>
        <draw:frame draw:style-name="gr33" draw:text-style-name="P22" draw:layer="layout" svg:width="1.213cm" svg:height="0.725cm" svg:x="13.873cm" svg:y="11.795cm">
          <draw:text-box>
            <text:p><text:span text:style-name="T12">0, n</text:span></text:p>
          </draw:text-box>
        </draw:frame>
        <draw:custom-shape draw:style-name="gr41" draw:text-style-name="P21" xml:id="id24" draw:id="id24" draw:layer="layout" svg:width="2.361cm" svg:height="1.1cm" svg:x="14.706cm" svg:y="12.051cm">
          <text:p text:style-name="P2"><text:span text:style-name="T12">instantiat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2" draw:text-style-name="P16" draw:layer="layout" draw:type="line" svg:x1="13.59cm" svg:y1="16.336cm" svg:x2="14.725cm" svg:y2="15.72cm" draw:start-shape="id26" draw:end-shape="id27" draw:end-glue-point="5" svg:d="M13590 16336l1135-616" svg:viewBox="0 0 1136 617">
          <text:p/>
        </draw:connector>
        <draw:custom-shape draw:style-name="gr43" draw:text-style-name="P21" xml:id="id27" draw:id="id27" draw:layer="layout" svg:width="2.558cm" svg:height="0.853cm" svg:x="14.725cm" svg:y="15.293cm">
          <text:p text:style-name="P2"><text:span text:style-name="T12">represen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1" draw:layer="layout" draw:type="line" svg:x1="17.283cm" svg:y1="15.719cm" svg:x2="19.322cm" svg:y2="14.67cm" draw:start-shape="id27" draw:end-shape="id25" draw:end-glue-point="2" svg:d="M17283 15719l2039-1049" svg:viewBox="0 0 2040 1050">
          <text:p/>
        </draw:connector>
        <draw:custom-shape draw:style-name="gr44" draw:text-style-name="P19" xml:id="id26" draw:id="id26" draw:layer="layout" svg:width="3.967cm" svg:height="1.495cm" svg:x="9.623cm" svg:y="15.589cm">
          <text:p text:style-name="P2"><text:span text:style-name="T7">Geomet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22" draw:layer="layout" svg:width="1.213cm" svg:height="0.725cm" svg:x="16.934cm" svg:y="14.764cm">
          <draw:text-box>
            <text:p><text:span text:style-name="T12">0, n</text:span></text:p>
          </draw:text-box>
        </draw:frame>
        <draw:frame draw:style-name="gr33" draw:text-style-name="P22" draw:layer="layout" svg:width="1.213cm" svg:height="0.725cm" svg:x="13.95cm" svg:y="14.752cm">
          <draw:text-box>
            <text:p><text:span text:style-name="T12">0, n</text:span></text:p>
          </draw:text-box>
        </draw:frame>
        <draw:g xml:id="id29" draw:id="id29">
          <draw:custom-shape draw:style-name="gr45" draw:text-style-name="P20" draw:layer="layout" svg:width="3.939cm" svg:height="1.381cm" svg:x="22.2cm" svg:y="18.8cm">
            <text:p text:style-name="P17"><text:span text:style-name="T8">Time 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46" draw:text-style-name="P16" draw:layer="layout" draw:type="line" svg:x1="19.322cm" svg:y1="14.67cm" svg:x2="21cm" svg:y2="16.1cm" draw:start-shape="id25" draw:start-glue-point="2" draw:end-shape="id28" draw:end-glue-point="5" svg:d="M19322 14670l1678 1430" svg:viewBox="0 0 1679 1431">
          <text:p/>
        </draw:connector>
        <draw:custom-shape draw:style-name="gr47" draw:text-style-name="P21" xml:id="id28" draw:id="id28" draw:layer="layout" svg:width="2.558cm" svg:height="1.4cm" svg:x="21cm" svg:y="15.4cm">
          <text:p text:style-name="P2"><text:span text:style-name="T12">exists</text:span></text:p>
          <text:p text:style-name="P2"><text:span text:style-name="T12">during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0" draw:text-style-name="P1" draw:layer="layout" draw:type="line" svg:x1="23.558cm" svg:y1="16.1cm" svg:x2="24.169cm" svg:y2="18.8cm" draw:start-shape="id28" draw:start-glue-point="7" draw:end-shape="id29" draw:end-glue-point="0" svg:d="M23558 16100l611 2700" svg:viewBox="0 0 612 2701">
          <text:p/>
        </draw:connector>
        <draw:frame draw:style-name="gr33" draw:text-style-name="P22" draw:layer="layout" svg:width="1.213cm" svg:height="0.725cm" svg:x="22.787cm" svg:y="17.8cm">
          <draw:text-box>
            <text:p><text:span text:style-name="T12">0, n</text:span></text:p>
          </draw:text-box>
        </draw:frame>
        <draw:frame draw:style-name="gr33" draw:text-style-name="P22" draw:layer="layout" svg:width="1.213cm" svg:height="0.725cm" svg:x="19.322cm" svg:y="15.379cm">
          <draw:text-box>
            <text:p><text:span text:style-name="T12">0, n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.7999992370605pt" style:font-style-asian="normal" style:font-weight-asian="normal" style:font-name-complex="Arial Unicode MS" style:font-family-complex="'Arial Unicode MS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48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3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6.6000003814697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2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1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08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08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08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08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08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1000003814697pt" fo:letter-spacing="normal" fo:language="en" fo:country="US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18pt" style:language-asian="en" style:country-asian="US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3.365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3.365cm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color="#000000"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5" draw:text-style-name="MP8" draw:layer="backgroundobjects" svg:width="25.199cm" svg:height="3.5cm" svg:x="1.4cm" svg:y="0.84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6" draw:text-style-name="MP13" draw:layer="backgroundobjects" svg:width="25.199cm" svg:height="13.858cm" svg:x="1.4cm" svg:y="4.897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7" draw:text-style-name="MP15" draw:layer="backgroundobjects" svg:width="28.495cm" svg:height="1.117cm" svg:x="0.395cm" svg:y="-1.235cm" presentation:class="page-number" presentation:user-transformed="true">
        <draw:text-box>
          <text:p text:style-name="MP14"><text:span text:style-name="MT7">Francesco Beretta (CNRS) / George Bruseker (FORTH) CC 4.0 BY-SA international </text:span><text:span text:style-name="MT7"><text:tab/></text:span><text:span text:style-name="MT7"><text:tab/></text:span><text:span text:style-name="MT7"><text:tab/></text:span><text:span text:style-name="MT7"><text:tab/></text:span><text:span text:style-name="MT7"><text:tab/></text:span><text:span text:style-name="MT7"><text:tab/></text:span><text:span text:style-name="MT7"><text:tab/></text:span><text:span text:style-name="MT7"><text:tab/></text:span><text:span text:style-name="MT7"><text:tab/></text:span><text:span text:style-name="MT7"><text:tab/></text:span><text:span text:style-name="MT7"><text:tab/></text:span><text:span text:style-name="MT7"><text:page-number>&lt;numéro&gt;</text:page-number></text:span></text:p>
        </draw:text-box>
      </draw:frame>
      <presentation:notes style:page-layout-name="PM0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8" draw:text-style-name="MP2" draw:layer="backgroundobjects" svg:width="18.519cm" svg:height="15.626cm" svg:x="4.629cm" svg:y="19.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0.046cm" svg:height="1.735cm" svg:x="0cm" svg:y="32.99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0.046cm" svg:height="1.73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0.046cm" svg:height="1.735cm" svg:x="13.102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4T14:01:53.003012000</meta:creation-date>
    <meta:editing-duration>PT8H27M24S</meta:editing-duration>
    <meta:editing-cycles>8</meta:editing-cycles>
    <meta:generator>LibreOffice/6.0.6.2$MacOSX_X86_64 LibreOffice_project/0c292870b25a325b5ed35f6b45599d2ea4458e77</meta:generator>
    <meta:initial-creator>Francesco</meta:initial-creator>
    <dc:date>2018-10-29T18:43:37.973811058</dc:date>
    <dc:creator>Francesco</dc:creator>
    <meta:document-statistic meta:object-count="134"/>
  </office:meta>
</office:document-meta>
</file>